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fo:background-color="#dddddd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3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">
      <style:table-cell-properties fo:background-color="transparent"/>
    </style:style>
    <style:style style:name="ce62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906in" svg:height="5.6992in" svg:x="0.1512in" svg:y="0.2827in">
            <draw:object draw:notify-on-update-of-ranges="Sheet1.A57:Sheet1.A57 Sheet1.B57:Sheet1.N57 Sheet1.A43:Sheet1.A43 Sheet1.B44:Sheet1.N44 Sheet1.A46:Sheet1.A46 Sheet1.B47:Sheet1.N47 Sheet1.A49:Sheet1.A49 Sheet1.B50:Sheet1.N50 Sheet1.A52:Sheet1.A52 Sheet1.B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number-columns-repeated="1009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33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style-name="ce43" table:number-columns-repeated="5"/>
          <table:table-cell table:style-name="ce59" table:number-columns-repeated="1010"/>
        </table:table-row>
        <table:table-row table:style-name="ro1">
          <table:table-cell table:number-columns-repeated="4"/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8997" calcext:value-type="float">
            <text:p>8997</text:p>
          </table:table-cell>
          <table:table-cell table:style-name="ce7" office:value-type="float" office:value="17896" calcext:value-type="float">
            <text:p>17896</text:p>
          </table:table-cell>
          <table:table-cell table:style-name="ce43" table:number-columns-repeated="4"/>
          <table:table-cell table:style-name="ce59" table:number-columns-repeated="1011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7]/[.$E37]" office:value-type="percentage" office:value="0.466165803108808" calcext:value-type="percentage">
            <text:p>46.6%</text:p>
          </table:table-cell>
          <table:table-cell table:style-name="ce47" table:formula="of:=[.H37]/[.$E37]" office:value-type="percentage" office:value="0.927253886010363" calcext:value-type="percentage">
            <text:p>92.7%</text:p>
          </table:table-cell>
          <table:table-cell table:style-name="ce43" table:number-columns-repeated="6"/>
          <table:table-cell table:style-name="ce59" table:number-columns-repeated="1009"/>
        </table:table-row>
        <table:table-row table:style-name="ro1"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9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4" table:number-rows-spanned="1">
            <text:p>daily effective emerge rate in relation to a dependency bias (== mean of installed packagesbefore a new has no deps to be installed)</text:p>
          </table:table-cell>
          <table:covered-table-cell table:number-columns-repeated="12" table:style-name="ce26"/>
          <table:covered-table-cell table:style-name="ce59"/>
          <table:table-cell table:style-name="ce59" table:number-columns-repeated="1009"/>
        </table:table-row>
        <table:table-row table:style-name="ro1">
          <table:table-cell table:style-name="ce14" office:value-type="string" calcext:value-type="string">
            <text:p>bias</text:p>
          </table:table-cell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6500" calcext:value-type="float">
            <text:p>6500</text:p>
          </table:table-cell>
          <table:table-cell table:style-name="ce49" table:formula="of:=[.B$58]-[.$A43]" office:value-type="float" office:value="-4511.32142857143" calcext:value-type="float">
            <text:p>-4511.3</text:p>
          </table:table-cell>
          <table:table-cell table:style-name="ce49" table:formula="of:=[.C$58]-[.$A43]" office:value-type="float" office:value="-2832.94642857143" calcext:value-type="float">
            <text:p>-2832.9</text:p>
          </table:table-cell>
          <table:table-cell table:style-name="ce49" table:formula="of:=[.D$58]-[.$A43]" office:value-type="float" office:value="-1546.00892857143" calcext:value-type="float">
            <text:p>-1546.0</text:p>
          </table:table-cell>
          <table:table-cell table:style-name="ce49" table:formula="of:=[.E$58]-[.$A43]" office:value-type="float" office:value="-511.866071428569" calcext:value-type="float">
            <text:p>-511.9</text:p>
          </table:table-cell>
          <table:table-cell table:style-name="ce49" table:formula="of:=[.F$58]-[.$A43]" office:value-type="float" office:value="369.800595238098" calcext:value-type="float">
            <text:p>369.8</text:p>
          </table:table-cell>
          <table:table-cell table:style-name="ce49" table:formula="of:=[.G$58]-[.$A43]" office:value-type="float" office:value="1244.8005952381" calcext:value-type="float">
            <text:p>1244.8</text:p>
          </table:table-cell>
          <table:table-cell table:style-name="ce49" table:formula="of:=[.H$58]-[.$A43]" office:value-type="float" office:value="2057.46726190476" calcext:value-type="float">
            <text:p>2057.5</text:p>
          </table:table-cell>
          <table:table-cell table:style-name="ce49" table:formula="of:=[.I$58]-[.$A43]" office:value-type="float" office:value="2703.46726190477" calcext:value-type="float">
            <text:p>2703.5</text:p>
          </table:table-cell>
          <table:table-cell table:style-name="ce49" table:formula="of:=[.J$58]-[.$A43]" office:value-type="float" office:value="3245.71726190476" calcext:value-type="float">
            <text:p>3245.7</text:p>
          </table:table-cell>
          <table:table-cell table:style-name="ce49" table:formula="of:=[.K$58]-[.$A43]" office:value-type="float" office:value="3748.96726190476" calcext:value-type="float">
            <text:p>3749.0</text:p>
          </table:table-cell>
          <table:table-cell table:style-name="ce49" table:formula="of:=[.L$58]-[.$A43]" office:value-type="float" office:value="4198.96726190477" calcext:value-type="float">
            <text:p>4199.0</text:p>
          </table:table-cell>
          <table:table-cell table:style-name="ce49" table:formula="of:=[.M$58]-[.$A43]" office:value-type="string" office:string-value="" calcext:value-type="error">
            <text:p>#DIV/0!</text:p>
          </table:table-cell>
          <table:table-cell table:style-name="ce49" table:formula="of:=[.N$58]-[.$A43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3]/[.B$60]" office:value-type="float" office:value="-4511.32142857143" calcext:value-type="float">
            <text:p>-4511.3</text:p>
          </table:table-cell>
          <table:table-cell table:style-name="ce49" table:formula="of:=[.C43]/[.C$60]" office:value-type="float" office:value="-1416.47321428571" calcext:value-type="float">
            <text:p>-1416.5</text:p>
          </table:table-cell>
          <table:table-cell table:style-name="ce49" table:formula="of:=[.D43]/[.D$60]" office:value-type="float" office:value="-515.33630952381" calcext:value-type="float">
            <text:p>-515.3</text:p>
          </table:table-cell>
          <table:table-cell table:style-name="ce49" table:formula="of:=[.E43]/[.E$60]" office:value-type="float" office:value="-127.966517857142" calcext:value-type="float">
            <text:p>-128.0</text:p>
          </table:table-cell>
          <table:table-cell table:style-name="ce49" table:formula="of:=[.F43]/[.F$60]" office:value-type="float" office:value="73.9601190476196" calcext:value-type="float">
            <text:p>74.0</text:p>
          </table:table-cell>
          <table:table-cell table:style-name="ce49" table:formula="of:=[.G43]/[.G$60]" office:value-type="float" office:value="207.466765873016" calcext:value-type="float">
            <text:p>207.5</text:p>
          </table:table-cell>
          <table:table-cell table:style-name="ce58" table:formula="of:=[.H43]/[.H$60]" office:value-type="float" office:value="293.923894557824" calcext:value-type="float">
            <text:p>293.9</text:p>
          </table:table-cell>
          <table:table-cell table:style-name="ce58" table:formula="of:=[.I43]/[.I$60]" office:value-type="float" office:value="337.933407738096" calcext:value-type="float">
            <text:p>337.9</text:p>
          </table:table-cell>
          <table:table-cell table:style-name="ce58" table:formula="of:=[.J43]/[.J$60]" office:value-type="float" office:value="360.635251322752" calcext:value-type="float">
            <text:p>360.6</text:p>
          </table:table-cell>
          <table:table-cell table:style-name="ce58" table:formula="of:=[.K43]/[.K$60]" office:value-type="float" office:value="374.896726190476" calcext:value-type="float">
            <text:p>374.9</text:p>
          </table:table-cell>
          <table:table-cell table:style-name="ce62" table:formula="of:=[.L43]/[.L$60]" office:value-type="float" office:value="381.724296536797" calcext:value-type="float">
            <text:p>381.7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49" table:formula="of:=[.B$58]-[.$A46]" office:value-type="float" office:value="-3011.32142857143" calcext:value-type="float">
            <text:p>-3011.3</text:p>
          </table:table-cell>
          <table:table-cell table:style-name="ce49" table:formula="of:=[.C$58]-[.$A46]" office:value-type="float" office:value="-1332.94642857143" calcext:value-type="float">
            <text:p>-1332.9</text:p>
          </table:table-cell>
          <table:table-cell table:style-name="ce49" table:formula="of:=[.D$58]-[.$A46]" office:value-type="float" office:value="-46.0089285714284" calcext:value-type="float">
            <text:p>-46.0</text:p>
          </table:table-cell>
          <table:table-cell table:style-name="ce49" table:formula="of:=[.E$58]-[.$A46]" office:value-type="float" office:value="988.133928571431" calcext:value-type="float">
            <text:p>988.1</text:p>
          </table:table-cell>
          <table:table-cell table:style-name="ce49" table:formula="of:=[.F$58]-[.$A46]" office:value-type="float" office:value="1869.8005952381" calcext:value-type="float">
            <text:p>1869.8</text:p>
          </table:table-cell>
          <table:table-cell table:style-name="ce49" table:formula="of:=[.G$58]-[.$A46]" office:value-type="float" office:value="2744.8005952381" calcext:value-type="float">
            <text:p>2744.8</text:p>
          </table:table-cell>
          <table:table-cell table:style-name="ce49" table:formula="of:=[.H$58]-[.$A46]" office:value-type="float" office:value="3557.46726190476" calcext:value-type="float">
            <text:p>3557.5</text:p>
          </table:table-cell>
          <table:table-cell table:style-name="ce49" table:formula="of:=[.I$58]-[.$A46]" office:value-type="float" office:value="4203.46726190477" calcext:value-type="float">
            <text:p>4203.5</text:p>
          </table:table-cell>
          <table:table-cell table:style-name="ce49" table:formula="of:=[.J$58]-[.$A46]" office:value-type="float" office:value="4745.71726190477" calcext:value-type="float">
            <text:p>4745.7</text:p>
          </table:table-cell>
          <table:table-cell table:style-name="ce49" table:formula="of:=[.K$58]-[.$A46]" office:value-type="float" office:value="5248.96726190477" calcext:value-type="float">
            <text:p>5249.0</text:p>
          </table:table-cell>
          <table:table-cell table:style-name="ce49" table:formula="of:=[.L$58]-[.$A46]" office:value-type="float" office:value="5698.96726190477" calcext:value-type="float">
            <text:p>5699.0</text:p>
          </table:table-cell>
          <table:table-cell table:style-name="ce49" table:formula="of:=[.M$58]-[.$A46]" office:value-type="string" office:string-value="" calcext:value-type="error">
            <text:p>#DIV/0!</text:p>
          </table:table-cell>
          <table:table-cell table:style-name="ce49" table:formula="of:=[.N$58]-[.$A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6]/[.B$60]" office:value-type="float" office:value="-3011.32142857143" calcext:value-type="float">
            <text:p>-3011.3</text:p>
          </table:table-cell>
          <table:table-cell table:style-name="ce49" table:formula="of:=[.C46]/[.C$60]" office:value-type="float" office:value="-666.473214285714" calcext:value-type="float">
            <text:p>-666.5</text:p>
          </table:table-cell>
          <table:table-cell table:style-name="ce49" table:formula="of:=[.D46]/[.D$60]" office:value-type="float" office:value="-15.3363095238095" calcext:value-type="float">
            <text:p>-15.3</text:p>
          </table:table-cell>
          <table:table-cell table:style-name="ce49" table:formula="of:=[.E46]/[.E$60]" office:value-type="float" office:value="247.033482142858" calcext:value-type="float">
            <text:p>247.0</text:p>
          </table:table-cell>
          <table:table-cell table:style-name="ce49" table:formula="of:=[.F46]/[.F$60]" office:value-type="float" office:value="373.96011904762" calcext:value-type="float">
            <text:p>374.0</text:p>
          </table:table-cell>
          <table:table-cell table:style-name="ce58" table:formula="of:=[.G46]/[.G$60]" office:value-type="float" office:value="457.466765873016" calcext:value-type="float">
            <text:p>457.5</text:p>
          </table:table-cell>
          <table:table-cell table:style-name="ce58" table:formula="of:=[.H46]/[.H$60]" office:value-type="float" office:value="508.209608843538" calcext:value-type="float">
            <text:p>508.2</text:p>
          </table:table-cell>
          <table:table-cell table:style-name="ce58" table:formula="of:=[.I46]/[.I$60]" office:value-type="float" office:value="525.433407738096" calcext:value-type="float">
            <text:p>525.4</text:p>
          </table:table-cell>
          <table:table-cell table:style-name="ce62" table:formula="of:=[.J46]/[.J$60]" office:value-type="float" office:value="527.301917989418" calcext:value-type="float">
            <text:p>527.3</text:p>
          </table:table-cell>
          <table:table-cell table:style-name="ce58" table:formula="of:=[.K46]/[.K$60]" office:value-type="float" office:value="524.896726190477" calcext:value-type="float">
            <text:p>524.9</text:p>
          </table:table-cell>
          <table:table-cell table:style-name="ce58" table:formula="of:=[.L46]/[.L$60]" office:value-type="float" office:value="518.087932900433" calcext:value-type="float">
            <text:p>518.1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36"/>
          <table:table-cell table:style-name="ce18" table:number-columns-repeated="10"/>
          <table:table-cell table:style-name="ce68" table:number-columns-repeated="3"/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7" office:value-type="float" office:value="3500" calcext:value-type="float">
            <text:p>3500</text:p>
          </table:table-cell>
          <table:table-cell table:style-name="ce49" table:formula="of:=[.B$58]-[.$A49]" office:value-type="float" office:value="-1511.32142857143" calcext:value-type="float">
            <text:p>-1511.3</text:p>
          </table:table-cell>
          <table:table-cell table:style-name="ce49" table:formula="of:=[.C$58]-[.$A49]" office:value-type="float" office:value="167.053571428572" calcext:value-type="float">
            <text:p>167.1</text:p>
          </table:table-cell>
          <table:table-cell table:style-name="ce49" table:formula="of:=[.D$58]-[.$A49]" office:value-type="float" office:value="1453.99107142857" calcext:value-type="float">
            <text:p>1454.0</text:p>
          </table:table-cell>
          <table:table-cell table:style-name="ce49" table:formula="of:=[.E$58]-[.$A49]" office:value-type="float" office:value="2488.13392857143" calcext:value-type="float">
            <text:p>2488.1</text:p>
          </table:table-cell>
          <table:table-cell table:style-name="ce49" table:formula="of:=[.F$58]-[.$A49]" office:value-type="float" office:value="3369.8005952381" calcext:value-type="float">
            <text:p>3369.8</text:p>
          </table:table-cell>
          <table:table-cell table:style-name="ce49" table:formula="of:=[.G$58]-[.$A49]" office:value-type="float" office:value="4244.8005952381" calcext:value-type="float">
            <text:p>4244.8</text:p>
          </table:table-cell>
          <table:table-cell table:style-name="ce49" table:formula="of:=[.H$58]-[.$A49]" office:value-type="float" office:value="5057.46726190477" calcext:value-type="float">
            <text:p>5057.5</text:p>
          </table:table-cell>
          <table:table-cell table:style-name="ce49" table:formula="of:=[.I$58]-[.$A49]" office:value-type="float" office:value="5703.46726190477" calcext:value-type="float">
            <text:p>5703.5</text:p>
          </table:table-cell>
          <table:table-cell table:style-name="ce49" table:formula="of:=[.J$58]-[.$A49]" office:value-type="float" office:value="6245.71726190477" calcext:value-type="float">
            <text:p>6245.7</text:p>
          </table:table-cell>
          <table:table-cell table:style-name="ce49" table:formula="of:=[.K$58]-[.$A49]" office:value-type="float" office:value="6748.96726190477" calcext:value-type="float">
            <text:p>6749.0</text:p>
          </table:table-cell>
          <table:table-cell table:style-name="ce49" table:formula="of:=[.L$58]-[.$A49]" office:value-type="float" office:value="7198.96726190477" calcext:value-type="float">
            <text:p>7199.0</text:p>
          </table:table-cell>
          <table:table-cell table:style-name="ce49" table:formula="of:=[.M$58]-[.$A49]" office:value-type="string" office:string-value="" calcext:value-type="error">
            <text:p>#DIV/0!</text:p>
          </table:table-cell>
          <table:table-cell table:style-name="ce49" table:formula="of:=[.N$58]-[.$A49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9]/[.B$60]" office:value-type="float" office:value="-1511.32142857143" calcext:value-type="float">
            <text:p>-1511.3</text:p>
          </table:table-cell>
          <table:table-cell table:style-name="ce49" table:formula="of:=[.C49]/[.C$60]" office:value-type="float" office:value="83.5267857142858" calcext:value-type="float">
            <text:p>83.5</text:p>
          </table:table-cell>
          <table:table-cell table:style-name="ce49" table:formula="of:=[.D49]/[.D$60]" office:value-type="float" office:value="484.663690476191" calcext:value-type="float">
            <text:p>484.7</text:p>
          </table:table-cell>
          <table:table-cell table:style-name="ce58" table:formula="of:=[.E49]/[.E$60]" office:value-type="float" office:value="622.033482142858" calcext:value-type="float">
            <text:p>622.0</text:p>
          </table:table-cell>
          <table:table-cell table:style-name="ce58" table:formula="of:=[.F49]/[.F$60]" office:value-type="float" office:value="673.96011904762" calcext:value-type="float">
            <text:p>674.0</text:p>
          </table:table-cell>
          <table:table-cell table:style-name="ce58" table:formula="of:=[.G49]/[.G$60]" office:value-type="float" office:value="707.466765873016" calcext:value-type="float">
            <text:p>707.5</text:p>
          </table:table-cell>
          <table:table-cell table:style-name="ce62" table:formula="of:=[.H49]/[.H$60]" office:value-type="float" office:value="722.495323129252" calcext:value-type="float">
            <text:p>722.5</text:p>
          </table:table-cell>
          <table:table-cell table:style-name="ce58" table:formula="of:=[.I49]/[.I$60]" office:value-type="float" office:value="712.933407738096" calcext:value-type="float">
            <text:p>712.9</text:p>
          </table:table-cell>
          <table:table-cell table:style-name="ce58" table:formula="of:=[.J49]/[.J$60]" office:value-type="float" office:value="693.968584656085" calcext:value-type="float">
            <text:p>694.0</text:p>
          </table:table-cell>
          <table:table-cell table:style-name="ce58" table:formula="of:=[.K49]/[.K$60]" office:value-type="float" office:value="674.896726190477" calcext:value-type="float">
            <text:p>674.9</text:p>
          </table:table-cell>
          <table:table-cell table:style-name="ce58" table:formula="of:=[.L49]/[.L$60]" office:value-type="float" office:value="654.45156926407" calcext:value-type="float">
            <text:p>654.5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49" table:formula="of:=[.B$58]-[.$A52]" office:value-type="float" office:value="-11.3214285714287" calcext:value-type="float">
            <text:p>-11.3</text:p>
          </table:table-cell>
          <table:table-cell table:style-name="ce49" table:formula="of:=[.C$58]-[.$A52]" office:value-type="float" office:value="1667.05357142857" calcext:value-type="float">
            <text:p>1667.1</text:p>
          </table:table-cell>
          <table:table-cell table:style-name="ce49" table:formula="of:=[.D$58]-[.$A52]" office:value-type="float" office:value="2953.99107142857" calcext:value-type="float">
            <text:p>2954.0</text:p>
          </table:table-cell>
          <table:table-cell table:style-name="ce49" table:formula="of:=[.E$58]-[.$A52]" office:value-type="float" office:value="3988.13392857143" calcext:value-type="float">
            <text:p>3988.1</text:p>
          </table:table-cell>
          <table:table-cell table:style-name="ce49" table:formula="of:=[.F$58]-[.$A52]" office:value-type="float" office:value="4869.8005952381" calcext:value-type="float">
            <text:p>4869.8</text:p>
          </table:table-cell>
          <table:table-cell table:style-name="ce49" table:formula="of:=[.G$58]-[.$A52]" office:value-type="float" office:value="5744.8005952381" calcext:value-type="float">
            <text:p>5744.8</text:p>
          </table:table-cell>
          <table:table-cell table:style-name="ce49" table:formula="of:=[.H$58]-[.$A52]" office:value-type="float" office:value="6557.46726190477" calcext:value-type="float">
            <text:p>6557.5</text:p>
          </table:table-cell>
          <table:table-cell table:style-name="ce49" table:formula="of:=[.I$58]-[.$A52]" office:value-type="float" office:value="7203.46726190477" calcext:value-type="float">
            <text:p>7203.5</text:p>
          </table:table-cell>
          <table:table-cell table:style-name="ce49" table:formula="of:=[.J$58]-[.$A52]" office:value-type="float" office:value="7745.71726190477" calcext:value-type="float">
            <text:p>7745.7</text:p>
          </table:table-cell>
          <table:table-cell table:style-name="ce49" table:formula="of:=[.K$58]-[.$A52]" office:value-type="float" office:value="8248.96726190477" calcext:value-type="float">
            <text:p>8249.0</text:p>
          </table:table-cell>
          <table:table-cell table:style-name="ce49" table:formula="of:=[.L$58]-[.$A52]" office:value-type="float" office:value="8698.96726190477" calcext:value-type="float">
            <text:p>8699.0</text:p>
          </table:table-cell>
          <table:table-cell table:style-name="ce49" table:formula="of:=[.M$58]-[.$A52]" office:value-type="string" office:string-value="" calcext:value-type="error">
            <text:p>#DIV/0!</text:p>
          </table:table-cell>
          <table:table-cell table:style-name="ce49" table:formula="of:=[.N$58]-[.$A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58" table:formula="of:=[.B52]/[.B$60]" office:value-type="float" office:value="-11.3214285714287" calcext:value-type="float">
            <text:p>-11.3</text:p>
          </table:table-cell>
          <table:table-cell table:style-name="ce49" table:formula="of:=[.C52]/[.C$60]" office:value-type="float" office:value="833.526785714286" calcext:value-type="float">
            <text:p>833.5</text:p>
          </table:table-cell>
          <table:table-cell table:style-name="ce58" table:formula="of:=[.D52]/[.D$60]" office:value-type="float" office:value="984.663690476191" calcext:value-type="float">
            <text:p>984.7</text:p>
          </table:table-cell>
          <table:table-cell table:style-name="ce62" table:formula="of:=[.E52]/[.E$60]" office:value-type="float" office:value="997.033482142858" calcext:value-type="float">
            <text:p>997.0</text:p>
          </table:table-cell>
          <table:table-cell table:style-name="ce58" table:formula="of:=[.F52]/[.F$60]" office:value-type="float" office:value="973.96011904762" calcext:value-type="float">
            <text:p>974.0</text:p>
          </table:table-cell>
          <table:table-cell table:style-name="ce58" table:formula="of:=[.G52]/[.G$60]" office:value-type="float" office:value="957.466765873016" calcext:value-type="float">
            <text:p>957.5</text:p>
          </table:table-cell>
          <table:table-cell table:style-name="ce58" table:formula="of:=[.H52]/[.H$60]" office:value-type="float" office:value="936.781037414966" calcext:value-type="float">
            <text:p>936.8</text:p>
          </table:table-cell>
          <table:table-cell table:style-name="ce58" table:formula="of:=[.I52]/[.I$60]" office:value-type="float" office:value="900.433407738096" calcext:value-type="float">
            <text:p>900.4</text:p>
          </table:table-cell>
          <table:table-cell table:style-name="ce58" table:formula="of:=[.J52]/[.J$60]" office:value-type="float" office:value="860.635251322752" calcext:value-type="float">
            <text:p>860.6</text:p>
          </table:table-cell>
          <table:table-cell table:style-name="ce58" table:formula="of:=[.K52]/[.K$60]" office:value-type="float" office:value="824.896726190477" calcext:value-type="float">
            <text:p>824.9</text:p>
          </table:table-cell>
          <table:table-cell table:style-name="ce58" table:formula="of:=[.L52]/[.L$60]" office:value-type="float" office:value="790.815205627706" calcext:value-type="float">
            <text:p>790.8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 table:number-columns-repeated="2"/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8" office:value-type="string" calcext:value-type="string">
            <text:p>real thruput</text:p>
          </table:table-cell>
          <table:table-cell table:style-name="ce37" table:formula="of:=AVERAGEIF([.B62:.B97];&quot;&gt;0&quot;)" office:value-type="float" office:value="1988.67857142857" calcext:value-type="float">
            <text:p>1988.7</text:p>
          </table:table-cell>
          <table:table-cell table:style-name="ce37" table:formula="of:=AVERAGEIF([.C62:.C97];&quot;&gt;0&quot;)" office:value-type="float" office:value="1678.375" calcext:value-type="float">
            <text:p>1678.4</text:p>
          </table:table-cell>
          <table:table-cell table:style-name="ce37" table:formula="of:=AVERAGEIF([.D62:.D97];&quot;&gt;0&quot;)" office:value-type="float" office:value="1286.9375" calcext:value-type="float">
            <text:p>1286.9</text:p>
          </table:table-cell>
          <table:table-cell table:style-name="ce37" table:formula="of:=AVERAGEIF([.E62:.E97];&quot;&gt;0&quot;)" office:value-type="float" office:value="1034.14285714286" calcext:value-type="float">
            <text:p>1034.1</text:p>
          </table:table-cell>
          <table:table-cell table:style-name="ce37" table:formula="of:=AVERAGEIF([.F62:.F97];&quot;&gt;0&quot;)" office:value-type="float" office:value="881.666666666667" calcext:value-type="float">
            <text:p>881.7</text:p>
          </table:table-cell>
          <table:table-cell table:style-name="ce37" table:formula="of:=AVERAGEIF([.G62:.G97];&quot;&gt;0&quot;)" office:value-type="float" office:value="875" calcext:value-type="float">
            <text:p>875.0</text:p>
          </table:table-cell>
          <table:table-cell table:style-name="ce37" table:formula="of:=AVERAGEIF([.H62:.H97];&quot;&gt;0&quot;)" office:value-type="float" office:value="812.666666666667" calcext:value-type="float">
            <text:p>812.7</text:p>
          </table:table-cell>
          <table:table-cell table:style-name="ce37" table:formula="of:=AVERAGEIF([.I62:.I97];&quot;&gt;0&quot;)" office:value-type="float" office:value="646" calcext:value-type="float">
            <text:p>646.0</text:p>
          </table:table-cell>
          <table:table-cell table:style-name="ce37" table:formula="of:=AVERAGEIF([.J62:.J97];&quot;&gt;0&quot;)" office:value-type="float" office:value="542.25" calcext:value-type="float">
            <text:p>542.3</text:p>
          </table:table-cell>
          <table:table-cell table:style-name="ce37" table:formula="of:=AVERAGEIF([.K62:.K97];&quot;&gt;0&quot;)" office:value-type="float" office:value="503.25" calcext:value-type="float">
            <text:p>503.3</text:p>
          </table:table-cell>
          <table:table-cell table:style-name="ce37" table:formula="of:=AVERAGEIF([.L62:.L97];&quot;&gt;0&quot;)" office:value-type="float" office:value="450" calcext:value-type="float">
            <text:p>450.0</text:p>
          </table:table-cell>
          <table:table-cell table:style-name="ce37" table:formula="of:=AVERAGEIF([.M62:.M97];&quot;&gt;0&quot;)" office:value-type="string" office:string-value="" calcext:value-type="error">
            <text:p>#DIV/0!</text:p>
          </table:table-cell>
          <table:table-cell table:style-name="ce37" table:formula="of:=AVERAGEIF([.N62:.N97];&quot;&gt;0&quot;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28" office:value-type="string" calcext:value-type="string">
            <text:p>cumulated</text:p>
          </table:table-cell>
          <table:table-cell table:style-name="ce37" table:formula="of:=SUM([.$B$57:.B57])" office:value-type="float" office:value="1988.67857142857" calcext:value-type="float">
            <text:p>1988.7</text:p>
          </table:table-cell>
          <table:table-cell table:style-name="ce37" table:formula="of:=SUM([.$B$57:.C57])" office:value-type="float" office:value="3667.05357142857" calcext:value-type="float">
            <text:p>3667.1</text:p>
          </table:table-cell>
          <table:table-cell table:style-name="ce37" table:formula="of:=SUM([.$B$57:.D57])" office:value-type="float" office:value="4953.99107142857" calcext:value-type="float">
            <text:p>4954.0</text:p>
          </table:table-cell>
          <table:table-cell table:style-name="ce37" table:formula="of:=SUM([.$B$57:.E57])" office:value-type="float" office:value="5988.13392857143" calcext:value-type="float">
            <text:p>5988.1</text:p>
          </table:table-cell>
          <table:table-cell table:style-name="ce37" table:formula="of:=SUM([.$B$57:.F57])" office:value-type="float" office:value="6869.8005952381" calcext:value-type="float">
            <text:p>6869.8</text:p>
          </table:table-cell>
          <table:table-cell table:style-name="ce37" table:formula="of:=SUM([.$B$57:.G57])" office:value-type="float" office:value="7744.8005952381" calcext:value-type="float">
            <text:p>7744.8</text:p>
          </table:table-cell>
          <table:table-cell table:style-name="ce37" table:formula="of:=SUM([.$B$57:.H57])" office:value-type="float" office:value="8557.46726190477" calcext:value-type="float">
            <text:p>8557.5</text:p>
          </table:table-cell>
          <table:table-cell table:style-name="ce37" table:formula="of:=SUM([.$B$57:.I57])" office:value-type="float" office:value="9203.46726190476" calcext:value-type="float">
            <text:p>9203.5</text:p>
          </table:table-cell>
          <table:table-cell table:style-name="ce37" table:formula="of:=SUM([.$B$57:.J57])" office:value-type="float" office:value="9745.71726190477" calcext:value-type="float">
            <text:p>9745.7</text:p>
          </table:table-cell>
          <table:table-cell table:style-name="ce37" table:formula="of:=SUM([.$B$57:.K57])" office:value-type="float" office:value="10248.9672619048" calcext:value-type="float">
            <text:p>10249.0</text:p>
          </table:table-cell>
          <table:table-cell table:style-name="ce37" table:formula="of:=SUM([.$B$57:.L57])" office:value-type="float" office:value="10698.9672619048" calcext:value-type="float">
            <text:p>10699.0</text:p>
          </table:table-cell>
          <table:table-cell table:style-name="ce37" table:formula="of:=SUM([.$B$57:.M57])" office:value-type="string" office:string-value="" calcext:value-type="error">
            <text:p>#DIV/0!</text:p>
          </table:table-cell>
          <table:table-cell table:style-name="ce37" table:formula="of:=SUM([.$B$57:.N5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60]+1" office:value-type="float" office:value="2" calcext:value-type="float">
            <text:p>2</text:p>
          </table:table-cell>
          <table:table-cell table:style-name="ce35" table:formula="of:=[.C60]+1" office:value-type="float" office:value="3" calcext:value-type="float">
            <text:p>3</text:p>
          </table:table-cell>
          <table:table-cell table:style-name="ce35" table:formula="of:=[.D60]+1" office:value-type="float" office:value="4" calcext:value-type="float">
            <text:p>4</text:p>
          </table:table-cell>
          <table:table-cell table:style-name="ce35" table:formula="of:=[.E60]+1" office:value-type="float" office:value="5" calcext:value-type="float">
            <text:p>5</text:p>
          </table:table-cell>
          <table:table-cell table:style-name="ce35" table:formula="of:=[.F60]+1" office:value-type="float" office:value="6" calcext:value-type="float">
            <text:p>6</text:p>
          </table:table-cell>
          <table:table-cell table:style-name="ce35" table:formula="of:=[.G60]+1" office:value-type="float" office:value="7" calcext:value-type="float">
            <text:p>7</text:p>
          </table:table-cell>
          <table:table-cell table:style-name="ce35" table:formula="of:=[.H60]+1" office:value-type="float" office:value="8" calcext:value-type="float">
            <text:p>8</text:p>
          </table:table-cell>
          <table:table-cell table:style-name="ce35" table:formula="of:=[.I60]+1" office:value-type="float" office:value="9" calcext:value-type="float">
            <text:p>9</text:p>
          </table:table-cell>
          <table:table-cell table:style-name="ce35" table:formula="of:=[.J60]+1" office:value-type="float" office:value="10" calcext:value-type="float">
            <text:p>10</text:p>
          </table:table-cell>
          <table:table-cell table:style-name="ce35" table:formula="of:=[.K60]+1" office:value-type="float" office:value="11" calcext:value-type="float">
            <text:p>11</text:p>
          </table:table-cell>
          <table:table-cell table:style-name="ce35" table:formula="of:=[.L60]+1" office:value-type="float" office:value="12" calcext:value-type="float">
            <text:p>12</text:p>
          </table:table-cell>
          <table:table-cell table:style-name="ce35" table:formula="of:=[.M60]+1" office:value-type="float" office:value="13" calcext:value-type="float">
            <text:p>13</text:p>
          </table:table-cell>
          <table:table-cell table:style-name="ce53"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3" calcext:value-type="float">
            <text:p>783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724-094815</text:p>
          </table:table-cell>
          <table:table-cell table:style-name="ce16" office:value-type="float" office:value="2273" calcext:value-type="float">
            <text:p>2273</text:p>
          </table:table-cell>
          <table:table-cell table:style-name="ce16" office:value-type="float" office:value="1891" calcext:value-type="float">
            <text:p>1891</text:p>
          </table:table-cell>
          <table:table-cell table:style-name="ce16" office:value-type="float" office:value="1199" calcext:value-type="float">
            <text:p>119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4-141801</text:p>
          </table:table-cell>
          <table:table-cell table:style-name="ce16" office:value-type="float" office:value="1960" calcext:value-type="float">
            <text:p>1960</text:p>
          </table:table-cell>
          <table:table-cell table:style-name="ce16" office:value-type="float" office:value="1311" calcext:value-type="float">
            <text:p>1311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25-204406</text:p>
          </table:table-cell>
          <table:table-cell table:style-name="ce16" office:value-type="float" office:value="1988" calcext:value-type="float">
            <text:p>1988</text:p>
          </table:table-cell>
          <table:table-cell table:style-name="ce16" office:value-type="float" office:value="1827" calcext:value-type="float">
            <text:p>1827</text:p>
          </table:table-cell>
          <table:table-cell table:style-name="ce16" office:value-type="float" office:value="1429" calcext:value-type="float">
            <text:p>142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debug-20210725-175241</text:p>
          </table:table-cell>
          <table:table-cell table:style-name="ce16" office:value-type="float" office:value="2370" calcext:value-type="float">
            <text:p>2370</text:p>
          </table:table-cell>
          <table:table-cell table:style-name="ce16" office:value-type="float" office:value="1540" calcext:value-type="float">
            <text:p>1540</text:p>
          </table:table-cell>
          <table:table-cell table:style-name="ce16" office:value-type="float" office:value="1270" calcext:value-type="float">
            <text:p>1270</text:p>
          </table:table-cell>
          <table:table-cell table:style-name="ce63" office:value-type="float" office:value="1141" calcext:value-type="float">
            <text:p>1141</text:p>
          </table:table-cell>
          <table:table-cell table:style-name="ce16" table:number-columns-repeated="4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25-204406</text:p>
          </table:table-cell>
          <table:table-cell table:style-name="ce16" office:value-type="float" office:value="1988" calcext:value-type="float">
            <text:p>1988</text:p>
          </table:table-cell>
          <table:table-cell table:style-name="ce16" office:value-type="float" office:value="1827" calcext:value-type="float">
            <text:p>1827</text:p>
          </table:table-cell>
          <table:table-cell table:style-name="ce16" office:value-type="float" office:value="1429" calcext:value-type="float">
            <text:p>142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5-212520</text:p>
          </table:table-cell>
          <table:table-cell table:style-name="ce16" office:value-type="float" office:value="1869" calcext:value-type="float">
            <text:p>1869</text:p>
          </table:table-cell>
          <table:table-cell table:style-name="ce16" office:value-type="float" office:value="1532" calcext:value-type="float">
            <text:p>1532</text:p>
          </table:table-cell>
          <table:table-cell table:style-name="ce16" office:value-type="float" office:value="1559" calcext:value-type="float">
            <text:p>1559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systemd-j3-20210725-221320</text:p>
          </table:table-cell>
          <table:table-cell table:style-name="ce16" office:value-type="float" office:value="1851" calcext:value-type="float">
            <text:p>1851</text:p>
          </table:table-cell>
          <table:table-cell table:style-name="ce16" office:value-type="float" office:value="1601" calcext:value-type="float">
            <text:p>1601</text:p>
          </table:table-cell>
          <table:table-cell table:style-name="ce16" office:value-type="float" office:value="1173" calcext:value-type="float">
            <text:p>1173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systemd-j3-20210725-230004</text:p>
          </table:table-cell>
          <table:table-cell table:style-name="ce16" office:value-type="float" office:value="2253" calcext:value-type="float">
            <text:p>2253</text:p>
          </table:table-cell>
          <table:table-cell table:style-name="ce16" office:value-type="float" office:value="1956" calcext:value-type="float">
            <text:p>1956</text:p>
          </table:table-cell>
          <table:table-cell table:style-name="ce16" office:value-type="float" office:value="1321" calcext:value-type="float">
            <text:p>1321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26-113246</text:p>
          </table:table-cell>
          <table:table-cell table:style-name="ce16" office:value-type="float" office:value="1994" calcext:value-type="float">
            <text:p>1994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511" calcext:value-type="float">
            <text:p>1511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26-182309</text:p>
          </table:table-cell>
          <table:table-cell table:style-name="ce16" office:value-type="float" office:value="2523" calcext:value-type="float">
            <text:p>2523</text:p>
          </table:table-cell>
          <table:table-cell table:style-name="ce16" office:value-type="float" office:value="1793" calcext:value-type="float">
            <text:p>1793</text:p>
          </table:table-cell>
          <table:table-cell table:style-name="ce16" office:value-type="float" office:value="1488" calcext:value-type="float">
            <text:p>1488</text:p>
          </table:table-cell>
          <table:table-cell table:style-name="ce16" table:number-columns-repeated="5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26-195919</text:p>
          </table:table-cell>
          <table:table-cell table:style-name="ce16" office:value-type="float" office:value="2517" calcext:value-type="float">
            <text:p>2517</text:p>
          </table:table-cell>
          <table:table-cell table:style-name="ce16" office:value-type="float" office:value="1929" calcext:value-type="float">
            <text:p>1929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2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_abi32+64_debug-202</text:p>
          </table:table-cell>
          <table:table-cell table:style-name="ce16" office:value-type="float" office:value="1228" calcext:value-type="float">
            <text:p>1228</text:p>
          </table:table-cell>
          <table:table-cell table:style-name="ce16" office:value-type="float" office:value="1537" calcext:value-type="float">
            <text:p>1537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abi32+64_debug-20210729-185806</text:p>
          </table:table-cell>
          <table:table-cell table:style-name="ce16" office:value-type="float" office:value="1522" calcext:value-type="float">
            <text:p>1522</text:p>
          </table:table-cell>
          <table:table-cell table:style-name="ce16" office:value-type="float" office:value="1413" calcext:value-type="float">
            <text:p>1413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729-201509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246" calcext:value-type="float">
            <text:p>1246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29-204616</text:p>
          </table:table-cell>
          <table:table-cell table:style-name="ce16" office:value-type="float" office:value="1697" calcext:value-type="float">
            <text:p>1697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9-223822</text:p>
          </table:table-cell>
          <table:table-cell table:style-name="ce16" office:value-type="float" office:value="1608" calcext:value-type="float">
            <text:p>1608</text:p>
          </table:table-cell>
          <table:table-cell table:style-name="ce16" office:value-type="float" office:value="1650" calcext:value-type="float">
            <text:p>1650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29-224739</text:p>
          </table:table-cell>
          <table:table-cell table:style-name="ce16" office:value-type="float" office:value="2174" calcext:value-type="float">
            <text:p>2174</text:p>
          </table:table-cell>
          <table:table-cell table:style-name="ce16" office:value-type="float" office:value="1750" calcext:value-type="float">
            <text:p>1750</text:p>
          </table:table-cell>
          <table:table-cell table:style-name="ce16" table:number-columns-repeated="10"/>
          <table:table-cell table:number-columns-repeated="1010"/>
        </table:table-row>
        <table:table-row table:style-name="ro1">
          <table:table-cell table:style-name="ce16" office:value-type="string" calcext:value-type="string">
            <text:p>17.1-j3-20210730-192221</text:p>
          </table:table-cell>
          <table:table-cell table:style-name="ce16" office:value-type="float" office:value="2257" calcext:value-type="float">
            <text:p>2257</text:p>
          </table:table-cell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systemd-j3-20210730-192258</text:p>
          </table:table-cell>
          <table:table-cell table:style-name="ce16" office:value-type="float" office:value="1917" calcext:value-type="float">
            <text:p>1917</text:p>
          </table:table-cell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3-20210730-19233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30-195527</text:p>
          </table:table-cell>
          <table:table-cell table:style-name="ce16" office:value-type="float" office:value="2194" calcext:value-type="float">
            <text:p>2194</text:p>
          </table:table-cell>
          <table:table-cell table:style-name="ce16" table:number-columns-repeated="11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systemd-j3-20210731-111237</text:p>
          </table:table-cell>
          <table:table-cell table:style-name="ce16" table:number-columns-repeated="1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31-130003</text:p>
          </table:table-cell>
          <table:table-cell table:style-name="ce16" table:number-columns-repeated="12"/>
          <table:table-cell table:number-columns-repeated="1010"/>
        </table:table-row>
        <table:table-row table:style-name="ro1" table:number-rows-repeated="4">
          <table:table-cell table:style-name="ce16" table:number-columns-repeated="13"/>
          <table:table-cell table:number-columns-repeated="1010"/>
        </table:table-row>
        <table:table-row table:style-name="ro1">
          <table:table-cell table:style-name="ce16" table:number-columns-repeated="13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20:23:31.171762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31T22:25:14.397351909</dc:date>
    <dc:creator>Toralf Förster</dc:creator>
    <meta:editing-duration>P1DT14H59M9S</meta:editing-duration>
    <meta:editing-cycles>230</meta:editing-cycles>
    <meta:generator>LibreOffice/7.1.3.2$Linux_X86_64 LibreOffice_project/10$Build-2</meta:generator>
    <meta:document-statistic meta:table-count="1" meta:cell-count="3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37cm" svg:height="14.477cm" xlink:href=".." xlink:type="simple" chart:class="chart:line" chart:style-name="ch1">
        <chart:title svg:x="8.53cm" svg:y="0.425cm" chart:style-name="ch2">
          <text:p>thruput per dependency bias</text:p>
        </chart:title>
        <chart:legend chart:legend-position="end" svg:x="19.773cm" svg:y="5.943cm" style:legend-expansion="high" chart:style-name="ch3"/>
        <chart:plot-area chart:style-name="ch4" table:cell-range-address="Sheet1.A57:Sheet1.N57 Sheet1.A43:Sheet1.A43 Sheet1.B44:Sheet1.N44 Sheet1.A46:Sheet1.A46 Sheet1.B47:Sheet1.N47 Sheet1.A49:Sheet1.A49 Sheet1.B50:Sheet1.N50 Sheet1.A52:Sheet1.A52 Sheet1.B53:Sheet1.N53" chart:data-source-has-labels="column" svg:x="0.844cm" svg:y="1.546cm" svg:width="19.149cm" svg:height="12.694cm">
          <chart:coordinate-region svg:x="2.233cm" svg:y="1.745cm" svg:width="17.573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57:Sheet1.N57" chart:label-cell-address="Sheet1.A57:Sheet1.A57" chart:class="chart:line">
            <chart:data-point chart:repeated="13"/>
          </chart:series>
          <chart:series chart:style-name="ch10" chart:values-cell-range-address="Sheet1.B44:Sheet1.N44" chart:label-cell-address="Sheet1.A43:Sheet1.A43" chart:class="chart:line">
            <chart:data-point chart:repeated="13"/>
          </chart:series>
          <chart:series chart:style-name="ch11" chart:values-cell-range-address="Sheet1.B47:Sheet1.N47" chart:label-cell-address="Sheet1.A46:Sheet1.A46" chart:class="chart:line">
            <chart:data-point chart:repeated="13"/>
          </chart:series>
          <chart:series chart:style-name="ch12" chart:values-cell-range-address="Sheet1.B50:Sheet1.N50" chart:label-cell-address="Sheet1.A49:Sheet1.A49" chart:class="chart:line">
            <chart:data-point chart:repeated="13"/>
          </chart:series>
          <chart:series chart:style-name="ch13" chart:values-cell-range-address="Sheet1.B53:Sheet1.N53" chart:label-cell-address="Sheet1.A52:Sheet1.A5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eal thruput</text:p>
                <draw:g>
                  <svg:desc>Sheet1.A57:Sheet1.A57</svg:desc>
                </draw:g>
              </table:table-cell>
              <table:table-cell office:value-type="float" office:value="1988.67857142857">
                <text:p>1988.67857142857</text:p>
                <draw:g>
                  <svg:desc>Sheet1.B57:Sheet1.N57</svg:desc>
                </draw:g>
              </table:table-cell>
              <table:table-cell office:value-type="float" office:value="1678.375">
                <text:p>1678.375</text:p>
              </table:table-cell>
              <table:table-cell office:value-type="float" office:value="1286.9375">
                <text:p>1286.9375</text:p>
              </table:table-cell>
              <table:table-cell office:value-type="float" office:value="1034.14285714286">
                <text:p>1034.14285714286</text:p>
              </table:table-cell>
              <table:table-cell office:value-type="float" office:value="881.666666666667">
                <text:p>881.666666666667</text:p>
              </table:table-cell>
              <table:table-cell office:value-type="float" office:value="875">
                <text:p>875</text:p>
              </table:table-cell>
              <table:table-cell office:value-type="float" office:value="812.666666666667">
                <text:p>812.666666666667</text:p>
              </table:table-cell>
              <table:table-cell office:value-type="float" office:value="646">
                <text:p>646</text:p>
              </table:table-cell>
              <table:table-cell office:value-type="float" office:value="542.25">
                <text:p>542.25</text:p>
              </table:table-cell>
              <table:table-cell office:value-type="float" office:value="503.25">
                <text:p>503.2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0</text:p>
                <draw:g>
                  <svg:desc>Sheet1.A43:Sheet1.A43</svg:desc>
                </draw:g>
              </table:table-cell>
              <table:table-cell office:value-type="float" office:value="-4511.32142857143">
                <text:p>-4511.32142857143</text:p>
                <draw:g>
                  <svg:desc>Sheet1.B44:Sheet1.N44</svg:desc>
                </draw:g>
              </table:table-cell>
              <table:table-cell office:value-type="float" office:value="-1416.47321428571">
                <text:p>-1416.47321428571</text:p>
              </table:table-cell>
              <table:table-cell office:value-type="float" office:value="-515.33630952381">
                <text:p>-515.33630952381</text:p>
              </table:table-cell>
              <table:table-cell office:value-type="float" office:value="-127.966517857142">
                <text:p>-127.966517857142</text:p>
              </table:table-cell>
              <table:table-cell office:value-type="float" office:value="73.9601190476196">
                <text:p>73.9601190476196</text:p>
              </table:table-cell>
              <table:table-cell office:value-type="float" office:value="207.466765873016">
                <text:p>207.466765873016</text:p>
              </table:table-cell>
              <table:table-cell office:value-type="float" office:value="293.923894557824">
                <text:p>293.923894557824</text:p>
              </table:table-cell>
              <table:table-cell office:value-type="float" office:value="337.933407738096">
                <text:p>337.933407738096</text:p>
              </table:table-cell>
              <table:table-cell office:value-type="float" office:value="360.635251322752">
                <text:p>360.635251322752</text:p>
              </table:table-cell>
              <table:table-cell office:value-type="float" office:value="374.896726190476">
                <text:p>374.896726190476</text:p>
              </table:table-cell>
              <table:table-cell office:value-type="float" office:value="381.724296536797">
                <text:p>381.72429653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46:Sheet1.A46</svg:desc>
                </draw:g>
              </table:table-cell>
              <table:table-cell office:value-type="float" office:value="-3011.32142857143">
                <text:p>-3011.32142857143</text:p>
                <draw:g>
                  <svg:desc>Sheet1.B47:Sheet1.N47</svg:desc>
                </draw:g>
              </table:table-cell>
              <table:table-cell office:value-type="float" office:value="-666.473214285714">
                <text:p>-666.473214285714</text:p>
              </table:table-cell>
              <table:table-cell office:value-type="float" office:value="-15.3363095238095">
                <text:p>-15.3363095238095</text:p>
              </table:table-cell>
              <table:table-cell office:value-type="float" office:value="247.033482142858">
                <text:p>247.033482142858</text:p>
              </table:table-cell>
              <table:table-cell office:value-type="float" office:value="373.96011904762">
                <text:p>373.96011904762</text:p>
              </table:table-cell>
              <table:table-cell office:value-type="float" office:value="457.466765873016">
                <text:p>457.466765873016</text:p>
              </table:table-cell>
              <table:table-cell office:value-type="float" office:value="508.209608843538">
                <text:p>508.209608843538</text:p>
              </table:table-cell>
              <table:table-cell office:value-type="float" office:value="525.433407738096">
                <text:p>525.433407738096</text:p>
              </table:table-cell>
              <table:table-cell office:value-type="float" office:value="527.301917989418">
                <text:p>527.301917989418</text:p>
              </table:table-cell>
              <table:table-cell office:value-type="float" office:value="524.896726190477">
                <text:p>524.896726190477</text:p>
              </table:table-cell>
              <table:table-cell office:value-type="float" office:value="518.087932900433">
                <text:p>518.08793290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49:Sheet1.A49</svg:desc>
                </draw:g>
              </table:table-cell>
              <table:table-cell office:value-type="float" office:value="-1511.32142857143">
                <text:p>-1511.32142857143</text:p>
                <draw:g>
                  <svg:desc>Sheet1.B50:Sheet1.N50</svg:desc>
                </draw:g>
              </table:table-cell>
              <table:table-cell office:value-type="float" office:value="83.5267857142858">
                <text:p>83.5267857142858</text:p>
              </table:table-cell>
              <table:table-cell office:value-type="float" office:value="484.663690476191">
                <text:p>484.663690476191</text:p>
              </table:table-cell>
              <table:table-cell office:value-type="float" office:value="622.033482142858">
                <text:p>622.033482142858</text:p>
              </table:table-cell>
              <table:table-cell office:value-type="float" office:value="673.96011904762">
                <text:p>673.96011904762</text:p>
              </table:table-cell>
              <table:table-cell office:value-type="float" office:value="707.466765873016">
                <text:p>707.466765873016</text:p>
              </table:table-cell>
              <table:table-cell office:value-type="float" office:value="722.495323129252">
                <text:p>722.495323129252</text:p>
              </table:table-cell>
              <table:table-cell office:value-type="float" office:value="712.933407738096">
                <text:p>712.933407738096</text:p>
              </table:table-cell>
              <table:table-cell office:value-type="float" office:value="693.968584656085">
                <text:p>693.968584656085</text:p>
              </table:table-cell>
              <table:table-cell office:value-type="float" office:value="674.896726190477">
                <text:p>674.896726190477</text:p>
              </table:table-cell>
              <table:table-cell office:value-type="float" office:value="654.45156926407">
                <text:p>654.4515692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2:Sheet1.A52</svg:desc>
                </draw:g>
              </table:table-cell>
              <table:table-cell office:value-type="float" office:value="-11.3214285714287">
                <text:p>-11.3214285714287</text:p>
                <draw:g>
                  <svg:desc>Sheet1.B53:Sheet1.N53</svg:desc>
                </draw:g>
              </table:table-cell>
              <table:table-cell office:value-type="float" office:value="833.526785714286">
                <text:p>833.526785714286</text:p>
              </table:table-cell>
              <table:table-cell office:value-type="float" office:value="984.663690476191">
                <text:p>984.663690476191</text:p>
              </table:table-cell>
              <table:table-cell office:value-type="float" office:value="997.033482142858">
                <text:p>997.033482142858</text:p>
              </table:table-cell>
              <table:table-cell office:value-type="float" office:value="973.96011904762">
                <text:p>973.96011904762</text:p>
              </table:table-cell>
              <table:table-cell office:value-type="float" office:value="957.466765873016">
                <text:p>957.466765873016</text:p>
              </table:table-cell>
              <table:table-cell office:value-type="float" office:value="936.781037414966">
                <text:p>936.781037414966</text:p>
              </table:table-cell>
              <table:table-cell office:value-type="float" office:value="900.433407738096">
                <text:p>900.433407738096</text:p>
              </table:table-cell>
              <table:table-cell office:value-type="float" office:value="860.635251322752">
                <text:p>860.635251322752</text:p>
              </table:table-cell>
              <table:table-cell office:value-type="float" office:value="824.896726190477">
                <text:p>824.896726190477</text:p>
              </table:table-cell>
              <table:table-cell office:value-type="float" office:value="790.815205627706">
                <text:p>790.8152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